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W LED moving head lighting XLED 390 is low noise, low maintenance and energy saving. This bright and colourful unit extends another choice for users </text:p>
      <text:p text:style-name="Standard"/>
      <text:p text:style-name="Standard"/>
      <text:p text:style-name="Standard"/>
      <text:p text:style-name="Text_20_body">3W LED moving head lighting XLED 390 is low noise, low maintenance and energy saving. This bright and colourful unit extends another choice for users.</text:p>
      <text:p text:style-name="Text_20_body">Technical Data<text:line-break/>Voltages: 100/120/200/220/230/240V AC, 50/60Hz<text:line-break/>Power Consumption:<text:line-break/>               260W@220V<text:line-break/>Light Source:<text:line-break/>              3W LEDS<text:line-break/>              90 LEDS (30 Red+ 30 Green + 30 Blue)<text:line-break/>Average service life:<text:line-break/>              50,000 hours<text:line-break/>Colors:   RGB Color mixing             <text:line-break/>Color Temperature:<text:line-break/>               0~100% linearly adjustable<text:line-break/>Dimmer:  0~100% linearly adjustable (8- or 16-bit)<text:line-break/>Strobe:    0~25 F.P.S.<text:line-break/>Beam angle:<text:line-break/>                 Standard: 13°<text:line-break/>                 Optional:  23°                                                                         <text:line-break/>Field angle:                                                                            <text:line-break/>                  Standard: 26°                                                                         <text:line-break/>                  Optional: 46° </text:p>
      <text:p text:style-name="Text_20_body">Control and Programming:</text:p>
      <text:p text:style-name="Text_20_body">               DMX 512, 5 pin interface<text:line-break/>               Stand alone mode, Master/Slave operation and Self-testing mode<text:line-break/>               RDM<text:line-break/>DMX Channels:<text:line-break/>               Short mode: 8, Standard mode: 13, Extended mode: 17<text:line-break/>Head Movement:<text:line-break/>               Pan 540°, Tilt:270°, (8- or 16-bit)<text:line-break/>               Automatic Pan/Tilt position correction<text:line-break/>               Adjustable Pan/Tilt speed<text:line-break/>Display:   LCD, brightness and contrast adjustable<text:line-break/>               DMX channel display<text:line-break/>               Menu inversion display function<text:line-break/>               Fixture and Lamp usage time display       <text:line-break/>Other features:<text:line-break/>               Automatic fan speed control<text:line-break/>               Automatically turn off power when LED temperature is too high<text:line-break/>Ambient temperature:<text:line-break/>               -20°C~40°C<text:line-break/>Housing:  Composite plastic and aluminum (IP20)<text:line-break/>Net weight: 11k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1$Win32 OpenOffice.org_project/411m6$Build-9775</meta:generator>
    <dc:date>2018-02-19T18:04:48.23</dc:date>
    <meta:document-statistic meta:table-count="0" meta:image-count="0" meta:object-count="0" meta:page-count="1" meta:paragraph-count="5" meta:word-count="198" meta:character-count="1932"/>
    <dc:creator>Marti </dc:creator>
    <meta:user-defined meta:name="Info 1"/>
    <meta:user-defined meta:name="Info 2"/>
    <meta:user-defined meta:name="Info 3"/>
    <meta:user-defined meta:name="Info 4"/>
  </office:meta>
</office:document-meta>
</file>